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USIATADO MEDINA, CRISTHIAN DEMETR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5248165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C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USIATADO MEDINA, CRISTHIAN DEMETR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24816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2/11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0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45248165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23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69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3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99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31/10/2021</text:p>
          </table:table-cell>
          <table:table-cell table:style-name="Tabla2.A2" office:value-type="string">
            <text:p text:style-name="P7">28339250</text:p>
          </table:table-cell>
          <table:table-cell table:style-name="Tabla2.A2" office:value-type="string">
            <text:p text:style-name="P7">99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DEYVI AVALOS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4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1T16:44:5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